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SchedulerLifecycleTests.destroyLazyInitSchedulerWithDefaultShutdownOrderDoesNotH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artzSchedulerLifecycleTests.destroyLazyInitSchedulerWithCustomShutdownOrderDoesNotH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